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writing-mode="lr-tb"/>
      <style:text-properties style:font-name="Century Gothic1" fo:font-size="16pt" fo:language="ca" fo:country="ES" fo:font-weight="bold" officeooo:rsid="001cedd5" officeooo:paragraph-rsid="001cedd5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writing-mode="lr-tb"/>
      <style:text-properties style:font-name="Century Gothic1" fo:language="ca" fo:country="ES" officeooo:rsid="001b8bba" officeooo:paragraph-rsid="001cedd5"/>
    </style:style>
    <style:style style:name="P3" style:family="paragraph" style:parent-style-name="Text_20_body">
      <style:paragraph-properties style:writing-mode="lr-tb"/>
      <style:text-properties style:font-name="Century Gothic1" fo:language="ca" fo:country="ES" officeooo:rsid="001b8bba" officeooo:paragraph-rsid="001cedd5"/>
    </style:style>
    <style:style style:name="P4" style:family="paragraph" style:parent-style-name="Standard">
      <style:paragraph-properties style:writing-mode="lr-tb"/>
      <style:text-properties style:font-name="Century Gothic1" fo:language="ca" fo:country="ES" officeooo:rsid="001b8bba" officeooo:paragraph-rsid="0021ca70"/>
    </style:style>
    <style:style style:name="P5" style:family="paragraph" style:parent-style-name="Standard">
      <style:paragraph-properties style:writing-mode="lr-tb"/>
      <style:text-properties style:font-name="Century Gothic1" fo:language="ca" fo:country="ES" officeooo:rsid="001b8bba" officeooo:paragraph-rsid="0023156b"/>
    </style:style>
    <style:style style:name="P6" style:family="paragraph" style:parent-style-name="Standard">
      <style:paragraph-properties style:writing-mode="lr-tb"/>
      <style:text-properties style:font-name="Century Gothic1" fo:language="ca" fo:country="ES" officeooo:rsid="001cedd5" officeooo:paragraph-rsid="001cedd5"/>
    </style:style>
    <style:style style:name="P7" style:family="paragraph" style:parent-style-name="Standard">
      <style:paragraph-properties style:writing-mode="lr-tb"/>
      <style:text-properties style:font-name="Century Gothic1" fo:language="ca" fo:country="ES" fo:font-weight="bold" officeooo:rsid="001b8bba" officeooo:paragraph-rsid="001cedd5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Century Gothic1" fo:font-size="13pt" fo:language="ca" fo:country="ES" officeooo:rsid="001cedd5" officeooo:paragraph-rsid="001cedd5" style:font-size-asian="13pt" style:font-size-complex="13pt"/>
    </style:style>
    <style:style style:name="P9" style:family="paragraph" style:parent-style-name="Text_20_body">
      <style:text-properties officeooo:paragraph-rsid="0023156b"/>
    </style:style>
    <style:style style:name="T1" style:family="text">
      <style:text-properties officeooo:rsid="0021ca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156b"/>
    </style:style>
    <style:style style:name="T4" style:family="text">
      <style:text-properties officeooo:rsid="00255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6"/>AJUNTAMENT DE MAÓ</text:p>
      <text:p text:style-name="P2"/>
      <text:p text:style-name="P8">MATRICULACIÓ <text:span text:style-name="T1">OBERTA A L’ESCOLA MUNICIPAL DE MAÓ</text:span></text:p>
      <text:p text:style-name="P6"/>
      <text:p text:style-name="P3">Es fa públic que s'obre el període de matrícula als cursos de l'escola municipal de Maó.</text:p>
      <text:p text:style-name="P9">Termini d'inscripció:<text:line-break/>• A través de mitjans telemàtics: del 25 d'octubre al 3 de novembre de 2024.</text:p>
      <text:p text:style-name="P9"><text:line-break/>• De manera presencial, amb cita prèvia: els dies 29 i 30 d'octubre de 2024, a l'oficina de l'Escola, ubicada al Claustre del Carme.</text:p>
      <text:p text:style-name="P2"/>
      <text:p text:style-name="P7">Informació:</text:p>
      <text:p text:style-name="P2">MAÓ</text:p>
      <text:p text:style-name="P5"><text:span text:style-name="T2">Claustre</text:span> del Carme, 5. 1r pis</text:p>
      <text:p text:style-name="P4"><text:span text:style-name="T3">Telèfon de contacte: </text:span>971 36 20 21</text:p>
      <text:p text:style-name="P4"><text:span text:style-name="T4">Correu electrònic: </text:span><text:a xlink:type="simple" xlink:href="mailto:escoles_municipals@ajmao.org" text:style-name="Internet_20_link" text:visited-style-name="Visited_20_Internet_20_Link">escoles_municipals@ajmao.org</text:a>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Century Gothic1" svg:font-family="'Century Gothic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.313535685</meta:creation-date>
    <dc:date>2024-12-11T12:25:08.306446871</dc:date>
    <meta:editing-duration>PT14M40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10" meta:word-count="85" meta:character-count="542" meta:non-whitespace-character-count="430"/>
  </office:meta>
</office:document-meta>
</file>